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font-size="12pt" fo:language="en" fo:country="US" style:font-size-asian="12pt" style:font-size-complex="12pt"/>
    </style:style>
    <style:style style:name="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11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Helvetica-Bold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font-name="Helvetica-Bold" fo:font-weight="bold" style:font-name-asian="Helvetica-Bold" style:font-weight-asian="bold" style:font-name-complex="Helvetica-Bold" style:font-weight-complex="bold"/>
    </style:style>
    <style:style style:name="T6" style:family="text">
      <style:text-properties style:use-window-font-color="true" style:text-position="super 58%" style:font-name="Arial-BoldMT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style:font-name="Arial-BoldMT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style:font-name="ArialMT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style:font-name="Helvetica" fo:font-weight="normal" style:font-name-asian="Helvetica" style:font-weight-asian="normal" style:font-name-complex="Helvetica" style:font-weight-complex="normal"/>
    </style:style>
    <style:style style:name="T11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12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4" style:family="text">
      <style:text-properties style:use-window-font-color="true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90462016" text:id="ct9046201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80398544" text:id="ct803985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76569760" text:id="ct765697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86639776" text:id="ct8663977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92047296" text:id="ct92047296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88294176" text:id="ct8829417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90462016"/><text:change-start text:change-id="ct80398544"/>Adopt<text:change-end text:change-id="ct80398544"/>ed<text:change-start text:change-id="ct76569760"/> as a <text:change-end text:change-id="ct76569760"/>NMRA <text:change-start text:change-id="ct86639776"/>Standard<text:change-end text:change-id="ct86639776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92047296"/><text:change-start text:change-id="ct88294176"/>Version History<text:change-end text:change-id="ct8829417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7T20:33:33.165260665" text:date-adjust="PT1440H00M00S">Apr 18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Memory Configuration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4.2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9H53M8S</meta:editing-duration>
    <meta:generator>LibreOffice/4.2.7.2$Linux_X86_64 LibreOffice_project/420m0$Build-2</meta:generator>
    <dc:date>2015-02-17T20:33:33.075500336</dc:date>
    <dc:creator>Balazs Racz</dc:creator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61" meta:non-whitespace-character-count="392"/>
  </office:meta>
</office:document-meta>
</file>